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5.5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5.5cm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4.75cm" fo:min-width="5.5cm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733cm" fo:min-width="5.5cm"/>
      <style:paragraph-properties style:writing-mode="lr-tb"/>
    </style:style>
    <style:style style:name="gr5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1.75cm" fo:min-width="5.5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2.75cm" fo:min-width="5.5cm"/>
      <style:paragraph-properties style:writing-mode="lr-tb"/>
    </style:style>
    <style:style style:name="gr7" style:family="graphic" style:parent-style-name="objectwithoutfill">
      <style:graphic-properties draw:marker-end="Estremità_20_linea_20_4" draw:marker-end-width="0.3cm" draw:fill="none" draw:textarea-vertical-align="middle"/>
    </style:style>
    <style:style style:name="gr8" style:family="graphic" style:parent-style-name="objectwithoutfill">
      <style:graphic-properties draw:marker-end="Estremità_20_linea_20_5" draw:marker-end-width="0.3cm" draw:fill="none" draw:textarea-vertical-align="middle"/>
    </style:style>
    <style:style style:name="gr9" style:family="graphic" style:parent-style-name="objectwithoutfill">
      <style:graphic-properties draw:marker-end="Estremità_20_linea_20_6" draw:marker-end-width="0.3cm" draw:fill="none" draw:textarea-vertical-align="middle"/>
    </style:style>
    <style:style style:name="gr10" style:family="graphic" style:parent-style-name="objectwithoutfill">
      <style:graphic-properties draw:marker-end="Estremità_20_linea_20_7" draw:marker-end-width="0.3cm" draw:fill="none" draw:textarea-vertical-align="middle"/>
    </style:style>
    <style:style style:name="gr11" style:family="graphic" style:parent-style-name="objectwithoutfill">
      <style:graphic-properties draw:marker-end="Estremità_20_linea_20_8" draw:marker-end-width="0.3cm" draw:fill="none" draw:textarea-vertical-align="middle"/>
    </style:style>
    <style:style style:name="gr12" style:family="graphic" style:parent-style-name="objectwithoutfill">
      <style:graphic-properties draw:marker-end="Estremità_20_linea_20_9" draw:marker-end-width="0.3cm" draw:fill="none" draw:textarea-vertical-align="middle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7.75cm" fo:min-width="5.5cm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9.75cm" fo:min-width="5.5cm"/>
      <style:paragraph-properties style:writing-mode="lr-tb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5.5cm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5.75cm" fo:min-width="5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 xml:id="id1" draw:id="id1">
          <draw:custom-shape draw:style-name="gr1" draw:text-style-name="P1" draw:layer="layout" svg:width="6cm" svg:height="1cm" svg:x="17cm" svg:y="21cm">
            <text:p text:style-name="P1">Place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17cm" svg:y="22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6cm" svg:height="5cm" svg:x="17cm" svg:y="23cm">
            <text:p text:style-name="P3">+ search()</text:p>
            <text:p text:style-name="P3">+ related()</text:p>
            <text:p text:style-name="P3">+ tags()</text:p>
            <text:p text:style-name="P3">+ attributes()</text:p>
            <text:p text:style-name="P3">+ latest()</text:p>
            <text:p text:style-name="P3">+ coordinates()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1" draw:layer="layout" svg:width="6cm" svg:height="1cm" svg:x="24cm" svg:y="21cm">
            <text:p text:style-name="P1">Tag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24cm" svg:y="22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24cm" svg:y="23cm">
            <text:p/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1" draw:text-style-name="P1" draw:layer="layout" svg:width="6cm" svg:height="1cm" svg:x="52cm" svg:y="21cm">
            <text:p text:style-name="P1">User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6cm" svg:height="0.983cm" svg:x="52cm" svg:y="22.01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cm" svg:height="2cm" svg:x="52cm" svg:y="23cm">
            <text:p text:style-name="P4">+ login()</text:p>
            <text:p text:style-name="P4">+ logout()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1" draw:text-style-name="P1" draw:layer="layout" svg:width="6cm" svg:height="1cm" svg:x="34cm" svg:y="1cm">
            <text:p text:style-name="P1">Model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6cm" svg:height="3cm" svg:x="34cm" svg:y="2cm">
            <text:p text:style-name="P3">– db</text:p>
            <text:p text:style-name="P3">– table</text:p>
            <text:p text:style-name="P3">– id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6cm" svg:height="5cm" svg:x="34cm" svg:y="5cm">
            <text:p text:style-name="P3">+ create()</text:p>
            <text:p text:style-name="P3">+ read()</text:p>
            <text:p text:style-name="P3">+ update()</text:p>
            <text:p text:style-name="P3">+ delete()</text:p>
            <text:p text:style-name="P3">+ query()</text:p>
            <text:p text:style-name="P3">+ clean()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6" draw:layer="layout" svg:x1="20cm" svg:y1="21cm" svg:x2="37cm" svg:y2="10cm" draw:start-shape="id1" draw:end-shape="id2" svg:d="M20000 21000v-5500h17000v-5500" svg:viewBox="0 0 17001 11001">
          <text:p/>
        </draw:connector>
        <draw:connector draw:style-name="gr8" draw:text-style-name="P6" draw:layer="layout" svg:x1="27cm" svg:y1="21cm" svg:x2="37cm" svg:y2="10cm" draw:start-shape="id3" draw:end-shape="id2" svg:d="M27000 21000v-5500h10000v-5500" svg:viewBox="0 0 10001 11001">
          <text:p/>
        </draw:connector>
        <draw:connector draw:style-name="gr9" draw:text-style-name="P6" draw:layer="layout" svg:x1="55cm" svg:y1="21cm" svg:x2="37cm" svg:y2="10cm" draw:start-shape="id4" draw:end-shape="id2" draw:end-glue-point="2" svg:d="M55000 21000v-5500h-18000v-5500" svg:viewBox="0 0 18001 11001">
          <text:p/>
        </draw:connector>
        <draw:g xml:id="id5" draw:id="id5">
          <draw:custom-shape draw:style-name="gr1" draw:text-style-name="P1" draw:layer="layout" svg:width="6cm" svg:height="1cm" svg:x="38cm" svg:y="21cm">
            <text:p text:style-name="P1">Board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38cm" svg:y="22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38cm" svg:y="23cm">
            <text:p/>
            <draw:enhanced-geometry svg:viewBox="0 0 21600 21600" draw:type="rectangle" draw:enhanced-path="M 0 0 L 21600 0 21600 21600 0 21600 0 0 Z N"/>
          </draw:custom-shape>
        </draw:g>
        <draw:connector draw:style-name="gr10" draw:text-style-name="P6" draw:layer="layout" svg:x1="41cm" svg:y1="21cm" svg:x2="37cm" svg:y2="10cm" draw:start-shape="id5" draw:start-glue-point="0" draw:end-shape="id2" svg:d="M41000 21000v-5500h-4000v-5500" svg:viewBox="0 0 4001 11001">
          <text:p/>
        </draw:connector>
        <draw:g xml:id="id6" draw:id="id6">
          <draw:custom-shape draw:style-name="gr1" draw:text-style-name="P1" draw:layer="layout" svg:width="6cm" svg:height="1cm" svg:x="45cm" svg:y="21cm">
            <text:p text:style-name="P1">Answer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45cm" svg:y="22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45cm" svg:y="23cm">
            <text:p/>
            <draw:enhanced-geometry svg:viewBox="0 0 21600 21600" draw:type="rectangle" draw:enhanced-path="M 0 0 L 21600 0 21600 21600 0 21600 0 0 Z N"/>
          </draw:custom-shape>
        </draw:g>
        <draw:connector draw:style-name="gr11" draw:text-style-name="P6" draw:layer="layout" svg:x1="48cm" svg:y1="21cm" svg:x2="37cm" svg:y2="10cm" draw:start-shape="id6" draw:end-shape="id2" svg:d="M48000 21000v-5500h-11000v-5500" svg:viewBox="0 0 11001 11001">
          <text:p/>
        </draw:connector>
        <draw:g xml:id="id7" draw:id="id7">
          <draw:custom-shape draw:style-name="gr1" draw:text-style-name="P1" draw:layer="layout" svg:width="6cm" svg:height="1cm" svg:x="31cm" svg:y="21cm">
            <text:p text:style-name="P1">Attribute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31cm" svg:y="22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31cm" svg:y="23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6" draw:layer="layout" svg:x1="34cm" svg:y1="21cm" svg:x2="37cm" svg:y2="10cm" draw:start-shape="id7" draw:end-shape="id2" svg:d="M34000 21000v-5500h3000v-5500" svg:viewBox="0 0 3001 11001">
          <text:p/>
        </draw:connector>
        <draw:g xml:id="id8" draw:id="id8">
          <draw:custom-shape draw:style-name="gr1" draw:text-style-name="P1" draw:layer="layout" svg:width="6cm" svg:height="1cm" svg:x="42cm" svg:y="1cm">
            <text:p text:style-name="P1">Query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6cm" svg:height="8cm" svg:x="42cm" svg:y="2cm">
            <text:p text:style-name="P3">– method</text:p>
            <text:p text:style-name="P3">– table</text:p>
            <text:p text:style-name="P3">– from</text:p>
            <text:p text:style-name="P3">– where</text:p>
            <text:p text:style-name="P3">– order</text:p>
            <text:p text:style-name="P3">– limit</text:p>
            <text:p text:style-name="P3">– selectCols</text:p>
            <text:p text:style-name="P3">– columns</text:p>
            <text:p text:style-name="P3">– values</text:p>
            <text:p text:style-name="P3">– set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6cm" svg:height="10cm" svg:x="42cm" svg:y="10cm">
            <text:p text:style-name="P3">+ __toString()</text:p>
            <text:p text:style-name="P3">+ select()</text:p>
            <text:p text:style-name="P3">+ insert()</text:p>
            <text:p text:style-name="P3">+ update()</text:p>
            <text:p text:style-name="P3">+ delete()</text:p>
            <text:p text:style-name="P3">+ set()</text:p>
            <text:p text:style-name="P3">+ values()</text:p>
            <text:p text:style-name="P3">+ from()</text:p>
            <text:p text:style-name="P3">+ order()</text:p>
            <text:p text:style-name="P3">+ limit()</text:p>
            <text:p text:style-name="P3">+ where()</text:p>
            <text:p text:style-name="P3">+ and()</text:p>
            <text:p text:style-name="P3">+ or()</text:p>
            <draw:enhanced-geometry svg:viewBox="0 0 21600 21600" draw:type="rectangle" draw:enhanced-path="M 0 0 L 21600 0 21600 21600 0 21600 0 0 Z N"/>
          </draw:custom-shape>
        </draw:g>
        <draw:connector draw:style-name="gr15" draw:text-style-name="P7" draw:layer="layout" svg:x1="40cm" svg:y1="5.5cm" svg:x2="42cm" svg:y2="10.5cm" draw:start-shape="id2" draw:end-shape="id8" svg:d="M40000 5500h1000v5000h1000" svg:viewBox="0 0 2001 5001">
          <text:p/>
        </draw:connector>
        <draw:g xml:id="id9" draw:id="id9">
          <draw:custom-shape draw:style-name="gr1" draw:text-style-name="P1" draw:layer="layout" svg:width="6cm" svg:height="1cm" svg:x="26cm" svg:y="1cm">
            <text:p text:style-name="P1">Database</text:p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6cm" svg:height="2cm" svg:x="26cm" svg:y="2cm">
            <text:p text:style-name="P3">– db</text:p>
            <text:p text:style-name="P3">– static object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6cm" svg:height="6cm" svg:x="26cm" svg:y="4cm">
            <text:p text:style-name="P3">+ static connect()</text:p>
            <text:p text:style-name="P3">– __construct()</text:p>
            <text:p text:style-name="P3">+ __destruct()</text:p>
            <text:p text:style-name="P3">+ query()</text:p>
            <text:p text:style-name="P3">+ get_last_id()</text:p>
            <text:p text:style-name="P3">+ get_affected()</text:p>
            <text:p text:style-name="P3">+ clean()</text:p>
            <draw:enhanced-geometry svg:viewBox="0 0 21600 21600" draw:type="rectangle" draw:enhanced-path="M 0 0 L 21600 0 21600 21600 0 21600 0 0 Z N"/>
          </draw:custom-shape>
        </draw:g>
        <draw:connector draw:style-name="gr15" draw:text-style-name="P7" draw:layer="layout" svg:x1="32cm" svg:y1="5.5cm" svg:x2="34cm" svg:y2="5.5cm" draw:start-shape="id9" draw:start-glue-point="1" draw:end-shape="id2" svg:d="M32000 5500h2000" svg:viewBox="0 0 20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0T10:24:53.076960453</meta:creation-date>
    <dc:date>2021-03-21T12:37:48.106687217</dc:date>
    <meta:editing-duration>PT3H34M6S</meta:editing-duration>
    <meta:editing-cycles>4</meta:editing-cycles>
    <meta:generator>LibreOffice/7.0.3.1$Linux_X86_64 LibreOffice_project/00$Build-1</meta:generator>
    <meta:document-statistic meta:object-count="44"/>
  </office:meta>
</office:document-meta>
</file>